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2931in" fo:margin-left="0in" fo:margin-top="0in" fo:margin-bottom="0in" table:align="left" style:writing-mode="lr-tb"/>
    </style:style>
    <style:style style:name="Table4.A" style:family="table-column">
      <style:table-column-properties style:column-width="6.2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2499c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312d2" officeooo:paragraph-rsid="002312d2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312d2" officeooo:paragraph-rsid="002312d2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1" style:font-size-asian="11pt" style:font-style-asian="normal" style:font-weight-asian="bold" style:font-name-complex="Calibri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1" style:font-size-asian="11pt" style:font-style-asian="normal" style:font-weight-asian="bold" style:font-name-complex="Calibri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1" style:font-size-asian="11pt" style:font-style-asian="normal" style:font-weight-asian="bold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1" style:font-size-asian="11pt" style:font-style-asian="normal" style:font-weight-asian="bold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13cf1" style:font-name-asian="Courier New1" style:font-size-asian="11pt" style:font-style-asian="normal" style:font-weight-asian="normal" style:font-name-complex="Courier New1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23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25" style:family="paragraph" style:parent-style-name="Standard">
      <style:text-properties fo:font-style="italic" style:font-style-asian="italic"/>
    </style:style>
    <style:style style:name="P26" style:family="paragraph" style:parent-style-name="Standard">
      <style:text-properties fo:font-style="italic" officeooo:rsid="0022499c" officeooo:paragraph-rsid="0022499c" style:font-style-asian="italic"/>
    </style:style>
    <style:style style:name="P27" style:family="paragraph" style:parent-style-name="Heading_20_2">
      <style:paragraph-properties fo:break-before="auto" fo:break-after="auto"/>
      <style:text-properties officeooo:paragraph-rsid="0022499c"/>
    </style:style>
    <style:style style:name="P28" style:family="paragraph" style:parent-style-name="Standard">
      <style:text-properties officeooo:paragraph-rsid="0022499c"/>
    </style:style>
    <style:style style:name="P29" style:family="paragraph" style:parent-style-name="Standard">
      <style:text-properties officeooo:rsid="002312d2" officeooo:paragraph-rsid="002312d2"/>
    </style:style>
    <style:style style:name="P30" style:family="paragraph" style:parent-style-name="Standard">
      <style:text-properties officeooo:rsid="0023f1cd" officeooo:paragraph-rsid="0023f1cd"/>
    </style:style>
    <style:style style:name="P31" style:family="paragraph" style:parent-style-name="Standard">
      <style:text-properties officeooo:rsid="0024fdef" officeooo:paragraph-rsid="0024fdef"/>
    </style:style>
    <style:style style:name="P32" style:family="paragraph" style:parent-style-name="Standard">
      <style:text-properties officeooo:rsid="00291010" officeooo:paragraph-rsid="00291010"/>
    </style:style>
    <style:style style:name="P33" style:family="paragraph" style:parent-style-name="Heading_20_1" style:master-page-name="Standard">
      <style:paragraph-properties fo:text-align="center" style:justify-single-word="false" style:page-number="1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1" style:font-size-asian="11pt" style:font-style-asian="normal" style:font-weight-asian="bold" style:font-name-complex="Calibri1" style:font-size-complex="11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1" style:font-size-asian="11pt" style:font-style-asian="normal" style:font-weight-asian="bold" style:font-name-complex="Calibri1" style:font-size-complex="11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1" style:font-size-asian="11pt" style:font-style-asian="normal" style:font-weight-asian="bold" style:font-name-complex="Calibri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officeooo:rsid="002312d2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13cf1" fo:background-color="#bef0be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fo:background-color="#bef0be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04d17"/>
    </style:style>
    <style:style style:name="T13" style:family="text">
      <style:text-properties officeooo:rsid="00213cf1"/>
    </style:style>
    <style:style style:name="T14" style:family="text">
      <style:text-properties officeooo:rsid="0022499c"/>
    </style:style>
    <style:style style:name="T15" style:family="text">
      <style:text-properties officeooo:rsid="002312d2"/>
    </style:style>
    <style:style style:name="T16" style:family="text">
      <style:text-properties officeooo:rsid="00232142"/>
    </style:style>
    <style:style style:name="T17" style:family="text">
      <style:text-properties officeooo:rsid="0023f1cd"/>
    </style:style>
    <style:style style:name="T18" style:family="text">
      <style:text-properties officeooo:rsid="0024fdef"/>
    </style:style>
    <style:style style:name="T19" style:family="text">
      <style:text-properties officeooo:rsid="00267693"/>
    </style:style>
    <style:style style:name="T20" style:family="text">
      <style:text-properties officeooo:rsid="0027d9b9"/>
    </style:style>
    <style:style style:name="T21" style:family="text">
      <style:text-properties officeooo:rsid="00291010"/>
    </style:style>
    <style:style style:name="T22" style:family="text">
      <style:text-properties officeooo:rsid="0029c762"/>
    </style:style>
    <style:style style:name="T23" style:family="text">
      <style:text-properties fo:color="#c000c0" loext:opacity="100%" style:font-name="Ubuntu Mono" fo:font-size="11pt" fo:background-color="#bef0be" loext:char-shading-value="0" style:font-size-asian="11pt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3">1</text:p>
            </table:table-cell>
            <table:table-cell table:style-name="Table1.A1" office:value-type="string">
              <text:p text:style-name="P23">ADR</text:p>
            </table:table-cell>
          </table:table-row>
          <table:table-row table:style-name="Table1.1">
            <table:table-cell table:style-name="Table1.A1" office:value-type="string">
              <text:p text:style-name="P23">2</text:p>
            </table:table-cell>
            <table:table-cell table:style-name="Table1.A1" office:value-type="string">
              <text:p text:style-name="P23">AEG</text:p>
            </table:table-cell>
          </table:table-row>
          <table:table-row table:style-name="Table1.1">
            <table:table-cell table:style-name="Table1.A1" office:value-type="string">
              <text:p text:style-name="P23">3</text:p>
            </table:table-cell>
            <table:table-cell table:style-name="Table1.A1" office:value-type="string">
              <text:p text:style-name="P23">alb</text:p>
            </table:table-cell>
          </table:table-row>
          <table:table-row table:style-name="Table1.1">
            <table:table-cell table:style-name="Table1.A1" office:value-type="string">
              <text:p text:style-name="P23">4</text:p>
            </table:table-cell>
            <table:table-cell table:style-name="Table1.A1" office:value-type="string">
              <text:p text:style-name="P23">ank</text:p>
            </table:table-cell>
          </table:table-row>
          <table:table-row table:style-name="Table1.1">
            <table:table-cell table:style-name="Table1.A1" office:value-type="string">
              <text:p text:style-name="P23">5</text:p>
            </table:table-cell>
            <table:table-cell table:style-name="Table1.A1" office:value-type="string">
              <text:p text:style-name="P23">APU</text:p>
            </table:table-cell>
          </table:table-row>
          <table:table-row table:style-name="Table1.1">
            <table:table-cell table:style-name="Table1.A1" office:value-type="string">
              <text:p text:style-name="P23">6</text:p>
            </table:table-cell>
            <table:table-cell table:style-name="Table1.A1" office:value-type="string">
              <text:p text:style-name="P23">ARM</text:p>
            </table:table-cell>
          </table:table-row>
          <table:table-row table:style-name="Table1.1">
            <table:table-cell table:style-name="Table1.A1" office:value-type="string">
              <text:p text:style-name="P23">7</text:p>
            </table:table-cell>
            <table:table-cell table:style-name="Table1.A1" office:value-type="string">
              <text:p text:style-name="P23">BAL</text:p>
            </table:table-cell>
          </table:table-row>
          <table:table-row table:style-name="Table1.1">
            <table:table-cell table:style-name="Table1.A1" office:value-type="string">
              <text:p text:style-name="P23">8</text:p>
            </table:table-cell>
            <table:table-cell table:style-name="Table1.A1" office:value-type="string">
              <text:p text:style-name="P23">BAR</text:p>
            </table:table-cell>
          </table:table-row>
          <table:table-row table:style-name="Table1.1">
            <table:table-cell table:style-name="Table1.A1" office:value-type="string">
              <text:p text:style-name="P23">9</text:p>
            </table:table-cell>
            <table:table-cell table:style-name="Table1.A1" office:value-type="string">
              <text:p text:style-name="P23">BEL</text:p>
            </table:table-cell>
          </table:table-row>
          <table:table-row table:style-name="Table1.1">
            <table:table-cell table:style-name="Table1.A1" office:value-type="string">
              <text:p text:style-name="P23">10</text:p>
            </table:table-cell>
            <table:table-cell table:style-name="Table1.A1" office:value-type="string">
              <text:p text:style-name="P23">BER</text:p>
            </table:table-cell>
          </table:table-row>
          <table:table-row table:style-name="Table1.1">
            <table:table-cell table:style-name="Table1.A1" office:value-type="string">
              <text:p text:style-name="P23">11</text:p>
            </table:table-cell>
            <table:table-cell table:style-name="Table1.A1" office:value-type="string">
              <text:p text:style-name="P23">BLA</text:p>
            </table:table-cell>
          </table:table-row>
          <table:table-row table:style-name="Table1.1">
            <table:table-cell table:style-name="Table1.A1" office:value-type="string">
              <text:p text:style-name="P23">12</text:p>
            </table:table-cell>
            <table:table-cell table:style-name="Table1.A1" office:value-type="string">
              <text:p text:style-name="P23">BOH</text:p>
            </table:table-cell>
          </table:table-row>
          <table:table-row table:style-name="Table1.1">
            <table:table-cell table:style-name="Table1.A1" office:value-type="string">
              <text:p text:style-name="P23">13</text:p>
            </table:table-cell>
            <table:table-cell table:style-name="Table1.A1" office:value-type="string">
              <text:p text:style-name="P23">BOT</text:p>
            </table:table-cell>
          </table:table-row>
          <table:table-row table:style-name="Table1.1">
            <table:table-cell table:style-name="Table1.A1" office:value-type="string">
              <text:p text:style-name="P23">14</text:p>
            </table:table-cell>
            <table:table-cell table:style-name="Table1.A1" office:value-type="string">
              <text:p text:style-name="P23">BRE</text:p>
            </table:table-cell>
          </table:table-row>
          <table:table-row table:style-name="Table1.1">
            <table:table-cell table:style-name="Table1.A1" office:value-type="string">
              <text:p text:style-name="P23">15</text:p>
            </table:table-cell>
            <table:table-cell table:style-name="Table1.A1" office:value-type="string">
              <text:p text:style-name="P23">BUD</text:p>
            </table:table-cell>
          </table:table-row>
          <table:table-row table:style-name="Table1.1">
            <table:table-cell table:style-name="Table1.A1" office:value-type="string">
              <text:p text:style-name="P23">16</text:p>
            </table:table-cell>
            <table:table-cell table:style-name="Table1.A1" office:value-type="string">
              <text:p text:style-name="P23">BUL</text:p>
            </table:table-cell>
          </table:table-row>
          <table:table-row table:style-name="Table1.1">
            <table:table-cell table:style-name="Table1.A1" office:value-type="string">
              <text:p text:style-name="P23">17</text:p>
            </table:table-cell>
            <table:table-cell table:style-name="Table1.A1" office:value-type="string">
              <text:p text:style-name="P23">bur</text:p>
            </table:table-cell>
          </table:table-row>
          <table:table-row table:style-name="Table1.1">
            <table:table-cell table:style-name="Table1.A1" office:value-type="string">
              <text:p text:style-name="P23">18</text:p>
            </table:table-cell>
            <table:table-cell table:style-name="Table1.A1" office:value-type="string">
              <text:p text:style-name="P23">cly</text:p>
            </table:table-cell>
          </table:table-row>
          <table:table-row table:style-name="Table1.1">
            <table:table-cell table:style-name="Table1.A1" office:value-type="string">
              <text:p text:style-name="P23">19</text:p>
            </table:table-cell>
            <table:table-cell table:style-name="Table1.A1" office:value-type="string">
              <text:p text:style-name="P23">CON</text:p>
            </table:table-cell>
          </table:table-row>
          <table:table-row table:style-name="Table1.1">
            <table:table-cell table:style-name="Table1.A1" office:value-type="string">
              <text:p text:style-name="P23">20</text:p>
            </table:table-cell>
            <table:table-cell table:style-name="Table1.A1" office:value-type="string">
              <text:p text:style-name="P23">den</text:p>
            </table:table-cell>
          </table:table-row>
          <table:table-row table:style-name="Table1.1">
            <table:table-cell table:style-name="Table1.A1" office:value-type="string">
              <text:p text:style-name="P23">21</text:p>
            </table:table-cell>
            <table:table-cell table:style-name="Table1.A1" office:value-type="string">
              <text:p text:style-name="P23">EAS</text:p>
            </table:table-cell>
          </table:table-row>
          <table:table-row table:style-name="Table1.1">
            <table:table-cell table:style-name="Table1.A1" office:value-type="string">
              <text:p text:style-name="P23">22</text:p>
            </table:table-cell>
            <table:table-cell table:style-name="Table1.A1" office:value-type="string">
              <text:p text:style-name="P23">EDI</text:p>
            </table:table-cell>
          </table:table-row>
          <table:table-row table:style-name="Table1.1">
            <table:table-cell table:style-name="Table1.A1" office:value-type="string">
              <text:p text:style-name="P23">23</text:p>
            </table:table-cell>
            <table:table-cell table:style-name="Table1.A1" office:value-type="string">
              <text:p text:style-name="P23">ENG</text:p>
            </table:table-cell>
          </table:table-row>
          <table:table-row table:style-name="Table1.1">
            <table:table-cell table:style-name="Table1.A1" office:value-type="string">
              <text:p text:style-name="P23">24</text:p>
            </table:table-cell>
            <table:table-cell table:style-name="Table1.A1" office:value-type="string">
              <text:p text:style-name="P23">FIN</text:p>
            </table:table-cell>
          </table:table-row>
          <table:table-row table:style-name="Table1.1">
            <table:table-cell table:style-name="Table1.A1" office:value-type="string">
              <text:p text:style-name="P23">25</text:p>
            </table:table-cell>
            <table:table-cell table:style-name="Table1.A1" office:value-type="string">
              <text:p text:style-name="P23">GAL</text:p>
            </table:table-cell>
          </table:table-row>
          <table:table-row table:style-name="Table1.1">
            <table:table-cell table:style-name="Table1.A1" office:value-type="string">
              <text:p text:style-name="P23">26</text:p>
            </table:table-cell>
            <table:table-cell table:style-name="Table1.A1" office:value-type="string">
              <text:p text:style-name="P23">GAS</text:p>
            </table:table-cell>
          </table:table-row>
          <table:table-row table:style-name="Table1.1">
            <table:table-cell table:style-name="Table1.A1" office:value-type="string">
              <text:p text:style-name="P23">27</text:p>
            </table:table-cell>
            <table:table-cell table:style-name="Table1.A1" office:value-type="string">
              <text:p text:style-name="P23">GOL</text:p>
            </table:table-cell>
          </table:table-row>
          <table:table-row table:style-name="Table1.1">
            <table:table-cell table:style-name="Table1.A1" office:value-type="string">
              <text:p text:style-name="P23">28</text:p>
            </table:table-cell>
            <table:table-cell table:style-name="Table1.A1" office:value-type="string">
              <text:p text:style-name="P23">GRE</text:p>
            </table:table-cell>
          </table:table-row>
          <table:table-row table:style-name="Table1.1">
            <table:table-cell table:style-name="Table1.A1" office:value-type="string">
              <text:p text:style-name="P23">29</text:p>
            </table:table-cell>
            <table:table-cell table:style-name="Table1.A1" office:value-type="string">
              <text:p text:style-name="P23">HEL</text:p>
            </table:table-cell>
          </table:table-row>
          <table:table-row table:style-name="Table1.1">
            <table:table-cell table:style-name="Table1.A1" office:value-type="string">
              <text:p text:style-name="P23">30</text:p>
            </table:table-cell>
            <table:table-cell table:style-name="Table1.A1" office:value-type="string">
              <text:p text:style-name="P23">hol</text:p>
            </table:table-cell>
          </table:table-row>
          <table:table-row table:style-name="Table1.1">
            <table:table-cell table:style-name="Table1.A1" office:value-type="string">
              <text:p text:style-name="P23">31</text:p>
            </table:table-cell>
            <table:table-cell table:style-name="Table1.A1" office:value-type="string">
              <text:p text:style-name="P23">ION</text:p>
            </table:table-cell>
          </table:table-row>
          <table:table-row table:style-name="Table1.1">
            <table:table-cell table:style-name="Table1.A1" office:value-type="string">
              <text:p text:style-name="P23">32</text:p>
            </table:table-cell>
            <table:table-cell table:style-name="Table1.A1" office:value-type="string">
              <text:p text:style-name="P23">IRI</text:p>
            </table:table-cell>
          </table:table-row>
          <table:table-row table:style-name="Table1.1">
            <table:table-cell table:style-name="Table1.A1" office:value-type="string">
              <text:p text:style-name="P23">33</text:p>
            </table:table-cell>
            <table:table-cell table:style-name="Table1.A1" office:value-type="string">
              <text:p text:style-name="P23">KIE</text:p>
            </table:table-cell>
          </table:table-row>
          <table:table-row table:style-name="Table1.1">
            <table:table-cell table:style-name="Table1.A1" office:value-type="string">
              <text:p text:style-name="P23">34</text:p>
            </table:table-cell>
            <table:table-cell table:style-name="Table1.A1" office:value-type="string">
              <text:p text:style-name="P23">lon</text:p>
            </table:table-cell>
          </table:table-row>
          <table:table-row table:style-name="Table1.1">
            <table:table-cell table:style-name="Table1.A1" office:value-type="string">
              <text:p text:style-name="P23">35</text:p>
            </table:table-cell>
            <table:table-cell table:style-name="Table1.A1" office:value-type="string">
              <text:p text:style-name="P23">lvn</text:p>
            </table:table-cell>
          </table:table-row>
          <table:table-row table:style-name="Table1.1">
            <table:table-cell table:style-name="Table1.A1" office:value-type="string">
              <text:p text:style-name="P23">36</text:p>
            </table:table-cell>
            <table:table-cell table:style-name="Table1.A1" office:value-type="string">
              <text:p text:style-name="P23">lvp</text:p>
            </table:table-cell>
          </table:table-row>
          <table:table-row table:style-name="Table1.1">
            <table:table-cell table:style-name="Table1.A1" office:value-type="string">
              <text:p text:style-name="P23">37</text:p>
            </table:table-cell>
            <table:table-cell table:style-name="Table1.A1" office:value-type="string">
              <text:p text:style-name="P23">mar</text:p>
            </table:table-cell>
          </table:table-row>
          <table:table-row table:style-name="Table1.1">
            <table:table-cell table:style-name="Table1.A1" office:value-type="string">
              <text:p text:style-name="P23">38</text:p>
            </table:table-cell>
            <table:table-cell table:style-name="Table1.A1" office:value-type="string">
              <text:p text:style-name="P23">MID</text:p>
            </table:table-cell>
          </table:table-row>
          <table:table-row table:style-name="Table1.1">
            <table:table-cell table:style-name="Table1.A1" office:value-type="string">
              <text:p text:style-name="P23">39</text:p>
            </table:table-cell>
            <table:table-cell table:style-name="Table1.A1" office:value-type="string">
              <text:p text:style-name="P23">MOS</text:p>
            </table:table-cell>
          </table:table-row>
          <table:table-row table:style-name="Table1.1">
            <table:table-cell table:style-name="Table1.A1" office:value-type="string">
              <text:p text:style-name="P23">40</text:p>
            </table:table-cell>
            <table:table-cell table:style-name="Table1.A1" office:value-type="string">
              <text:p text:style-name="P23">MUN</text:p>
            </table:table-cell>
          </table:table-row>
          <table:table-row table:style-name="Table1.1">
            <table:table-cell table:style-name="Table1.A1" office:value-type="string">
              <text:p text:style-name="P23">41</text:p>
            </table:table-cell>
            <table:table-cell table:style-name="Table1.A1" office:value-type="string">
              <text:p text:style-name="P23">naf</text:p>
            </table:table-cell>
          </table:table-row>
          <table:table-row table:style-name="Table1.1">
            <table:table-cell table:style-name="Table1.A1" office:value-type="string">
              <text:p text:style-name="P23">42</text:p>
            </table:table-cell>
            <table:table-cell table:style-name="Table1.A1" office:value-type="string">
              <text:p text:style-name="P23">NAP</text:p>
            </table:table-cell>
          </table:table-row>
          <table:table-row table:style-name="Table1.1">
            <table:table-cell table:style-name="Table1.A1" office:value-type="string">
              <text:p text:style-name="P23">43</text:p>
            </table:table-cell>
            <table:table-cell table:style-name="Table1.A1" office:value-type="string">
              <text:p text:style-name="P23">NAT</text:p>
            </table:table-cell>
          </table:table-row>
          <table:table-row table:style-name="Table1.1">
            <table:table-cell table:style-name="Table1.A1" office:value-type="string">
              <text:p text:style-name="P23">44</text:p>
            </table:table-cell>
            <table:table-cell table:style-name="Table1.A1" office:value-type="string">
              <text:p text:style-name="P23">NRG</text:p>
            </table:table-cell>
          </table:table-row>
          <table:table-row table:style-name="Table1.1">
            <table:table-cell table:style-name="Table1.A1" office:value-type="string">
              <text:p text:style-name="P23">45</text:p>
            </table:table-cell>
            <table:table-cell table:style-name="Table1.A1" office:value-type="string">
              <text:p text:style-name="P23">NTH</text:p>
            </table:table-cell>
          </table:table-row>
          <table:table-row table:style-name="Table1.1">
            <table:table-cell table:style-name="Table1.A1" office:value-type="string">
              <text:p text:style-name="P23">46</text:p>
            </table:table-cell>
            <table:table-cell table:style-name="Table1.A1" office:value-type="string">
              <text:p text:style-name="P23">nwy</text:p>
            </table:table-cell>
          </table:table-row>
          <table:table-row table:style-name="Table1.1">
            <table:table-cell table:style-name="Table1.A1" office:value-type="string">
              <text:p text:style-name="P23">47</text:p>
            </table:table-cell>
            <table:table-cell table:style-name="Table1.A1" office:value-type="string">
              <text:p text:style-name="P23">PAR</text:p>
            </table:table-cell>
          </table:table-row>
          <table:table-row table:style-name="Table1.1">
            <table:table-cell table:style-name="Table1.A1" office:value-type="string">
              <text:p text:style-name="P23">48</text:p>
            </table:table-cell>
            <table:table-cell table:style-name="Table1.A1" office:value-type="string">
              <text:p text:style-name="P23">PIC</text:p>
            </table:table-cell>
          </table:table-row>
          <table:table-row table:style-name="Table1.1">
            <table:table-cell table:style-name="Table1.A1" office:value-type="string">
              <text:p text:style-name="P23">49</text:p>
            </table:table-cell>
            <table:table-cell table:style-name="Table1.A1" office:value-type="string">
              <text:p text:style-name="P23">PIE</text:p>
            </table:table-cell>
          </table:table-row>
          <table:table-row table:style-name="Table1.1">
            <table:table-cell table:style-name="Table1.A1" office:value-type="string">
              <text:p text:style-name="P23">50</text:p>
            </table:table-cell>
            <table:table-cell table:style-name="Table1.A1" office:value-type="string">
              <text:p text:style-name="P23">POR</text:p>
            </table:table-cell>
          </table:table-row>
          <table:table-row table:style-name="Table1.1">
            <table:table-cell table:style-name="Table1.A1" office:value-type="string">
              <text:p text:style-name="P23">51</text:p>
            </table:table-cell>
            <table:table-cell table:style-name="Table1.A1" office:value-type="string">
              <text:p text:style-name="P23">PRU</text:p>
            </table:table-cell>
          </table:table-row>
          <table:table-row table:style-name="Table1.1">
            <table:table-cell table:style-name="Table1.A1" office:value-type="string">
              <text:p text:style-name="P23">52</text:p>
            </table:table-cell>
            <table:table-cell table:style-name="Table1.A1" office:value-type="string">
              <text:p text:style-name="P23">ROM</text:p>
            </table:table-cell>
          </table:table-row>
          <table:table-row table:style-name="Table1.1">
            <table:table-cell table:style-name="Table1.A1" office:value-type="string">
              <text:p text:style-name="P23">53</text:p>
            </table:table-cell>
            <table:table-cell table:style-name="Table1.A1" office:value-type="string">
              <text:p text:style-name="P23">ruh</text:p>
            </table:table-cell>
          </table:table-row>
          <table:table-row table:style-name="Table1.1">
            <table:table-cell table:style-name="Table1.A1" office:value-type="string">
              <text:p text:style-name="P23">54</text:p>
            </table:table-cell>
            <table:table-cell table:style-name="Table1.A1" office:value-type="string">
              <text:p text:style-name="P23">rum</text:p>
            </table:table-cell>
          </table:table-row>
          <table:table-row table:style-name="Table1.1">
            <table:table-cell table:style-name="Table1.A1" office:value-type="string">
              <text:p text:style-name="P23">55</text:p>
            </table:table-cell>
            <table:table-cell table:style-name="Table1.A1" office:value-type="string">
              <text:p text:style-name="P23">SER</text:p>
            </table:table-cell>
          </table:table-row>
          <table:table-row table:style-name="Table1.1">
            <table:table-cell table:style-name="Table1.A1" office:value-type="string">
              <text:p text:style-name="P23">56</text:p>
            </table:table-cell>
            <table:table-cell table:style-name="Table1.A1" office:value-type="string">
              <text:p text:style-name="P23">sev</text:p>
            </table:table-cell>
          </table:table-row>
          <table:table-row table:style-name="Table1.1">
            <table:table-cell table:style-name="Table1.A1" office:value-type="string">
              <text:p text:style-name="P23">57</text:p>
            </table:table-cell>
            <table:table-cell table:style-name="Table1.A1" office:value-type="string">
              <text:p text:style-name="P23">SIL</text:p>
            </table:table-cell>
          </table:table-row>
          <table:table-row table:style-name="Table1.1">
            <table:table-cell table:style-name="Table1.A1" office:value-type="string">
              <text:p text:style-name="P23">58</text:p>
            </table:table-cell>
            <table:table-cell table:style-name="Table1.A1" office:value-type="string">
              <text:p text:style-name="P23">SKA</text:p>
            </table:table-cell>
          </table:table-row>
          <table:table-row table:style-name="Table1.1">
            <table:table-cell table:style-name="Table1.A1" office:value-type="string">
              <text:p text:style-name="P23">59</text:p>
            </table:table-cell>
            <table:table-cell table:style-name="Table1.A1" office:value-type="string">
              <text:p text:style-name="P23">SMY</text:p>
            </table:table-cell>
          </table:table-row>
          <table:table-row table:style-name="Table1.1">
            <table:table-cell table:style-name="Table1.A1" office:value-type="string">
              <text:p text:style-name="P23">60</text:p>
            </table:table-cell>
            <table:table-cell table:style-name="Table1.A1" office:value-type="string">
              <text:p text:style-name="P23">spa</text:p>
            </table:table-cell>
          </table:table-row>
          <table:table-row table:style-name="Table1.1">
            <table:table-cell table:style-name="Table1.A1" office:value-type="string">
              <text:p text:style-name="P23">61</text:p>
            </table:table-cell>
            <table:table-cell table:style-name="Table1.A1" office:value-type="string">
              <text:p text:style-name="P23">STP</text:p>
            </table:table-cell>
          </table:table-row>
          <table:table-row table:style-name="Table1.1">
            <table:table-cell table:style-name="Table1.A1" office:value-type="string">
              <text:p text:style-name="P23">62</text:p>
            </table:table-cell>
            <table:table-cell table:style-name="Table1.A1" office:value-type="string">
              <text:p text:style-name="P23">swe</text:p>
            </table:table-cell>
          </table:table-row>
          <table:table-row table:style-name="Table1.1">
            <table:table-cell table:style-name="Table1.A1" office:value-type="string">
              <text:p text:style-name="P23">63</text:p>
            </table:table-cell>
            <table:table-cell table:style-name="Table1.A1" office:value-type="string">
              <text:p text:style-name="P23">SYR</text:p>
            </table:table-cell>
          </table:table-row>
          <table:table-row table:style-name="Table1.1">
            <table:table-cell table:style-name="Table1.A1" office:value-type="string">
              <text:p text:style-name="P23">64</text:p>
            </table:table-cell>
            <table:table-cell table:style-name="Table1.A1" office:value-type="string">
              <text:p text:style-name="P23">TRI</text:p>
            </table:table-cell>
          </table:table-row>
          <table:table-row table:style-name="Table1.1">
            <table:table-cell table:style-name="Table1.A1" office:value-type="string">
              <text:p text:style-name="P23">65</text:p>
            </table:table-cell>
            <table:table-cell table:style-name="Table1.A1" office:value-type="string">
              <text:p text:style-name="P23">TUN</text:p>
            </table:table-cell>
          </table:table-row>
          <table:table-row table:style-name="Table1.1">
            <table:table-cell table:style-name="Table1.A1" office:value-type="string">
              <text:p text:style-name="P23">66</text:p>
            </table:table-cell>
            <table:table-cell table:style-name="Table1.A1" office:value-type="string">
              <text:p text:style-name="P23">tus</text:p>
            </table:table-cell>
          </table:table-row>
          <table:table-row table:style-name="Table1.1">
            <table:table-cell table:style-name="Table1.A1" office:value-type="string">
              <text:p text:style-name="P23">67</text:p>
            </table:table-cell>
            <table:table-cell table:style-name="Table1.A1" office:value-type="string">
              <text:p text:style-name="P23">TYN</text:p>
            </table:table-cell>
          </table:table-row>
          <table:table-row table:style-name="Table1.1">
            <table:table-cell table:style-name="Table1.A1" office:value-type="string">
              <text:p text:style-name="P23">68</text:p>
            </table:table-cell>
            <table:table-cell table:style-name="Table1.A1" office:value-type="string">
              <text:p text:style-name="P23">TYR</text:p>
            </table:table-cell>
          </table:table-row>
          <table:table-row table:style-name="Table1.1">
            <table:table-cell table:style-name="Table1.A1" office:value-type="string">
              <text:p text:style-name="P23">69</text:p>
            </table:table-cell>
            <table:table-cell table:style-name="Table1.A1" office:value-type="string">
              <text:p text:style-name="P23">UKR</text:p>
            </table:table-cell>
          </table:table-row>
          <table:table-row table:style-name="Table1.1">
            <table:table-cell table:style-name="Table1.A1" office:value-type="string">
              <text:p text:style-name="P23">70</text:p>
            </table:table-cell>
            <table:table-cell table:style-name="Table1.A1" office:value-type="string">
              <text:p text:style-name="P23">VEN</text:p>
            </table:table-cell>
          </table:table-row>
          <table:table-row table:style-name="Table1.1">
            <table:table-cell table:style-name="Table1.A1" office:value-type="string">
              <text:p text:style-name="P23">71</text:p>
            </table:table-cell>
            <table:table-cell table:style-name="Table1.A1" office:value-type="string">
              <text:p text:style-name="P23">VIE</text:p>
            </table:table-cell>
          </table:table-row>
          <table:table-row table:style-name="Table1.1">
            <table:table-cell table:style-name="Table1.A1" office:value-type="string">
              <text:p text:style-name="P23">72</text:p>
            </table:table-cell>
            <table:table-cell table:style-name="Table1.A1" office:value-type="string">
              <text:p text:style-name="P23">wal</text:p>
            </table:table-cell>
          </table:table-row>
          <table:table-row table:style-name="Table1.1">
            <table:table-cell table:style-name="Table1.A1" office:value-type="string">
              <text:p text:style-name="P23">73</text:p>
            </table:table-cell>
            <table:table-cell table:style-name="Table1.A1" office:value-type="string">
              <text:p text:style-name="P23">war</text:p>
            </table:table-cell>
          </table:table-row>
          <table:table-row table:style-name="Table1.1">
            <table:table-cell table:style-name="Table1.A1" office:value-type="string">
              <text:p text:style-name="P23">74</text:p>
            </table:table-cell>
            <table:table-cell table:style-name="Table1.A1" office:value-type="string">
              <text:p text:style-name="P23">WES</text:p>
            </table:table-cell>
          </table:table-row>
          <table:table-row table:style-name="Table1.1">
            <table:table-cell table:style-name="Table1.A1" office:value-type="string">
              <text:p text:style-name="P23">75</text:p>
            </table:table-cell>
            <table:table-cell table:style-name="Table1.A1" office:value-type="string">
              <text:p text:style-name="P23">YOR</text:p>
            </table:table-cell>
          </table:table-row>
        </table:table>
        <text:p text:style-name="P1"/>
      </text:section>
      <text:section text:style-name="Sect2" text:name="Section1">
        <text:p text:style-name="P29"><text:bookmark-start text:name="__DdeLink__1160_2092876568"/><text:soft-page-break/>Attention : da<text:span text:style-name="T17">n</text:span>s les fichiers livrés il faut enlever les commentaires (les lignes qui commencent par //)</text:p>
        <text:p text:style-name="P30">Il est conseillé de valider les fichiers JSON dans un validateur de format JSON en ligne !</text:p>
        <text:h text:style-name="Heading_20_2" text:outline-level="2"><text:bookmark-end text:name="__DdeLink__1160_2092876568"/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4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11">// <text:span text:style-name="T16">l’</text:span><text:span text:style-name="T15">auteur de la variante</text:span></text:p>
        <text:p text:style-name="P4"><text:bookmark-start text:name="__DdeLink__1175_2092876568"/><text:span text:style-name="T4"><text:s text:c="4"/>"</text:span><text:span text:style-name="T5">auteu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5"><text:span text:style-name="T1">// les régions avec leur type (1=côte 2=terre 3=mer) sans les zones c</text:span><text:span text:style-name="T10">ôtières</text:span></text:p>
        <text:p text:style-name="P16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16"><text:s text:c="8"/>3, 3, 1, 1, 1, 1, 3, 3, 1, 1,</text:p>
        <text:p text:style-name="P16"><text:s text:c="8"/>3, 2, 3, 1, 2, 1, 2, 1, 1, 1,</text:p>
        <text:p text:style-name="P16"><text:s text:c="8"/>3, 1, 3, 1, 2, 1, 3, 1, 3, 1,</text:p>
        <text:p text:style-name="P16"><text:s text:c="8"/>3, 3, 1, 1, 1, 1, 1, 3, 2, 2,</text:p>
        <text:p text:style-name="P16"><text:s text:c="8"/>1, 1, 3, 3, 3, 1, 2, 1, 1, 1,</text:p>
        <text:p text:style-name="P16"><text:s text:c="8"/>1, 1, 2, 1, 2, 1, 2, 3, 1, 1,</text:p>
        <text:p text:style-name="P16"><text:s text:c="8"/>1, 1, 1, 1, 1, 1, 3, 2, 2, 1,</text:p>
        <text:p text:style-name="P16"><text:s text:c="8"/>2, 1, 2, 3, 1</text:p>
        <text:p text:style-name="P16"><text:s text:c="3"/>],</text:p>
        <text:p text:style-name="P9">// les centres : liste des régions qui sont un centre</text:p>
        <text:p text:style-name="P16"><text:s text:c="3"/>"centers": [</text:p>
        <text:p text:style-name="P16"><text:s text:c="7"/>4, <text:s/>9, <text:s/>10, 14, 15, 16, 19, 20, 22, 28,</text:p>
        <text:p text:style-name="P16"><text:s text:c="7"/>30, 33, 34, 36, 37, 39, 40, 42, 46, 47,</text:p>
        <text:p text:style-name="P16"><text:s text:c="7"/>50, 52, 54, 55, 56, 59, 60, 61, 62, 64,</text:p>
        <text:p text:style-name="P16"><text:s text:c="7"/>65, 70, 71, 73</text:p>
        <text:p text:style-name="P16"><text:s text:c="4"/>],</text:p>
        <text:p text:style-name="P9">// le nombre de rôles dans la variante<text:span text:style-name="T16"> (sans compter l’arbitre)</text:span></text:p>
        <text:p text:style-name="P16"><text:s text:c="4"/>"roles": {</text:p>
        <text:p text:style-name="P16"><text:s text:c="7"/>"number" : 7</text:p>
        <text:p text:style-name="P16"><text:s text:c="4"/>},</text:p>
        <text:p text:style-name="P2"><text:span text:style-name="T1">// les centres de départ pour chaque rôle : (attention c</text:span><text:span text:style-name="T10">’est </text:span><text:span text:style-name="T1">un numéro de centre, pas de zone)</text:span></text:p>
        <text:p text:style-name="P16"><text:s text:c="4"/>"start_centers": [</text:p>
        <text:p text:style-name="P16"><text:s text:c="6"/>[9, 14, 13],</text:p>
        <text:p text:style-name="P16"><text:s text:c="6"/>[4, 15, 20],</text:p>
        <text:p text:style-name="P16"><text:s text:c="6"/>[3, 12, 17],</text:p>
        <text:p text:style-name="P16"><text:s text:c="6"/>[18, 22, 32],</text:p>
        <text:p text:style-name="P16"><text:s text:c="6"/>[5, 30, 33],</text:p>
        <text:p text:style-name="P16"><text:s text:c="6"/>[16, 25, 28, 34],</text:p>
        <text:p text:style-name="P16"><text:s text:c="6"/>[1, 7, 26]</text:p>
        <text:p text:style-name="P16"><text:s text:c="4"/>],</text:p>
        <text:p text:style-name="P9">// le nombre de type de côte dans la variante</text:p>
        <text:p text:style-name="P16"><text:s text:c="4"/>"type_coasts": {</text:p>
        <text:p text:style-name="P16"><text:s text:c="6"/>"number" : 3</text:p>
        <text:p text:style-name="P16"><text:s text:c="4"/>},</text:p>
        <text:p text:style-name="P9">// les zones côtières : numéro de la zone terrestre, type de zone côtière</text:p>
        <text:p text:style-name="P16"><text:s text:c="4"/>"coastal_zones": [</text:p>
        <text:p text:style-name="P16"><text:soft-page-break/><text:s text:c="5"/>[16, 1],</text:p>
        <text:p text:style-name="P16"><text:s text:c="5"/>[16, 3],</text:p>
        <text:p text:style-name="P16"><text:s text:c="5"/>[60, 2],</text:p>
        <text:p text:style-name="P16"><text:s text:c="5"/>[60, 3],</text:p>
        <text:p text:style-name="P16"><text:s text:c="5"/>[61, 2],</text:p>
        <text:p text:style-name="P16"><text:s text:c="5"/>[61, 3]</text:p>
        <text:p text:style-name="P16"><text:s text:c="4"/>],</text:p>
        <text:p text:style-name="P9">// les unités de départ : par rôle : par type d’unité : liste de zone (1=armée 2=flotte)</text:p>
        <text:p text:style-name="P16"><text:s text:c="4"/>"start_units": [</text:p>
        <text:p text:style-name="P16"><text:s text:c="6"/>{"1" : [36], <text:s text:c="4"/>"2" : [ 22, 34]} ,</text:p>
        <text:p text:style-name="P16"><text:s text:c="6"/>{"1" : [37, 47], "2" : [ 14]} ,</text:p>
        <text:p text:style-name="P16"><text:s text:c="6"/>{"1" : [10, 40], "2" : [ 33]} ,</text:p>
        <text:p text:style-name="P16"><text:s text:c="6"/>{"1" : [52, 70], "2" : [ 42]} ,</text:p>
        <text:p text:style-name="P16"><text:s text:c="6"/>{"1" : [15, 71], "2" : [ 64]} ,</text:p>
        <text:p text:style-name="P16"><text:s text:c="6"/>{"1" : [39, 73], "2" : [ 56, 81]} ,</text:p>
        <text:p text:style-name="P16"><text:s text:c="6"/>{"1" : [19, 59], "2" : [ 4]}</text:p>
        <text:p text:style-name="P16"><text:s text:c="4"/>],</text:p>
        <text:p text:style-name="P20"/>
        <text:p text:style-name="P9"><text:bookmark-start text:name="__DdeLink__1178_2092876568"/><text:bookmark-start text:name="__DdeLink__1122_682338127"/>// la valeur de l’année zéro</text:p>
        <text:p text:style-name="P16"><text:s text:c="4"/>"year_zero" : 1900,</text:p>
        <text:p text:style-name="P12">// la valeur de l’<text:span text:style-name="T16">incrément d’</text:span>année <text:span text:style-name="T16">(peut être négatif)</text:span></text:p>
        <text:p text:style-name="P19"><text:s text:c="4"/>"increment" : 1,</text:p>
        <text:p text:style-name="P42"><text:bookmark-end text:name="__DdeLink__1178_2092876568"/></text:p>
        <text:p text:style-name="P41">// <text:span text:style-name="T13">l</text:span><text:span text:style-name="T22">a possibilité de construire partout</text:span></text:p>
        <text:p text:style-name="P3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41">// <text:span text:style-name="T13">les puissances en désordre civl</text:span></text:p>
        <text:p text:style-name="P39"><text:s text:c="4"/>"<text:span text:style-name="T13">disorder</text:span>" : <text:span text:style-name="T13">{}</text:span>,</text:p>
        <text:p text:style-name="P44">// <text:span text:style-name="T13">la visibilité est-elle réduite ?</text:span><text:span text:style-name="T16"> (brouillard de guerre)</text:span></text:p>
        <text:p text:style-name="P17"><text:s text:c="4"/>"<text:span text:style-name="T13">visibility</text:span>_<text:span text:style-name="T13">restricted</text:span>" : <text:span text:style-name="T13">false</text:span>,</text:p>
        <text:p text:style-name="P43"><text:bookmark-end text:name="__DdeLink__1122_682338127"/></text:p>
        <text:p text:style-name="P40">// les voisinages (par armée puis par flotte) zone -&gt; liste de zones</text:p>
        <text:p text:style-name="P14">// <text:span text:style-name="T12">tous les voisinages par armée des toutes les zones concernées</text:span></text:p>
        <text:p text:style-name="P13">// <text:span text:style-name="T12">*puis* tous les voisinages par flotte de toutes les zones </text:span><text:bookmark-start text:name="__DdeLink__1109_3404158399"/><text:span text:style-name="T12">concernées</text:span><text:bookmark-end text:name="__DdeLink__1109_3404158399"/></text:p>
        <text:p text:style-name="P16"><text:s text:c="4"/>"neighbouring": [</text:p>
        <text:p text:style-name="P20"><text:s text:c="8"/>{</text:p>
        <text:p text:style-name="P20"><text:s text:c="12"/>"3": [</text:p>
        <text:p text:style-name="P20"><text:s text:c="16"/>28,</text:p>
        <text:p text:style-name="P20"><text:s text:c="16"/>55,</text:p>
        <text:p text:style-name="P20"><text:s text:c="16"/>64</text:p>
        <text:p text:style-name="P20"><text:s text:c="12"/>],</text:p>
        <text:p text:style-name="P20"><text:s text:c="12"/>"4": [</text:p>
        <text:p text:style-name="P20"><text:s text:c="16"/>6,</text:p>
        <text:p text:style-name="P20"><text:s text:c="16"/>19,</text:p>
        <text:p text:style-name="P20"><text:s text:c="16"/>59</text:p>
        <text:p text:style-name="P20"><text:s text:c="12"/>],</text:p>
        <text:p text:style-name="P20"><text:s text:c="12"/>"5": [</text:p>
        <text:p text:style-name="P20"><text:s text:c="16"/>42,</text:p>
        <text:p text:style-name="P20"><text:s text:c="16"/>52,</text:p>
        <text:p text:style-name="P20"><text:s text:c="16"/>70</text:p>
        <text:p text:style-name="P20"><text:bookmark-start text:name="__DdeLink__1852_2562993185"/><text:s text:c="12"/><text:bookmark-end text:name="__DdeLink__1852_2562993185"/>],</text:p>
        <text:p text:style-name="P21"><text:bookmark-start text:name="__DdeLink__1854_2562993185"/>// <text:s text:c="11"/>(etc. pour les adjacences par armée non reproduites ici)</text:p>
        <text:p text:style-name="P21"><text:bookmark-end text:name="__DdeLink__1854_2562993185"/><text:s text:c="8"/>},</text:p>
        <text:p text:style-name="P21"><text:s text:c="8"/>{</text:p>
        <text:p text:style-name="P21"><text:soft-page-break/><text:s text:c="12"/>"1": [</text:p>
        <text:p text:style-name="P21"><text:s text:c="16"/>3,</text:p>
        <text:p text:style-name="P21"><text:s text:c="16"/>5,</text:p>
        <text:p text:style-name="P21"><text:s text:c="16"/>31,</text:p>
        <text:p text:style-name="P21"><text:s text:c="16"/>64,</text:p>
        <text:p text:style-name="P21"><text:s text:c="16"/>70</text:p>
        <text:p text:style-name="P21"><text:s text:c="12"/>],</text:p>
        <text:p text:style-name="P21"><text:s text:c="12"/>"2": [</text:p>
        <text:p text:style-name="P21"><text:s text:c="16"/>77,</text:p>
        <text:p text:style-name="P21"><text:s text:c="16"/>19,</text:p>
        <text:p text:style-name="P21"><text:s text:c="16"/>28,</text:p>
        <text:p text:style-name="P21"><text:s text:c="16"/>31,</text:p>
        <text:p text:style-name="P21"><text:s text:c="16"/>21,</text:p>
        <text:p text:style-name="P21"><text:s text:c="16"/>59</text:p>
        <text:p text:style-name="P21"><text:s text:c="12"/>],</text:p>
        <text:p text:style-name="P21"><text:s text:c="12"/>"3": [</text:p>
        <text:p text:style-name="P21"><text:s text:c="16"/>1,</text:p>
        <text:p text:style-name="P21"><text:s text:c="16"/>28,</text:p>
        <text:p text:style-name="P21"><text:s text:c="16"/>31,</text:p>
        <text:p text:style-name="P21"><text:s text:c="16"/>64</text:p>
        <text:p text:style-name="P21"><text:s text:c="12"/>],</text:p>
        <text:p text:style-name="P21">// <text:s text:c="11"/>(etc. pour les adjacences par flotte<text:bookmark-start text:name="__DdeLink__1856_2562993185"/> non reproduites ici<text:bookmark-end text:name="__DdeLink__1856_2562993185"/>)</text:p>
        <text:p text:style-name="P21">// Une armée va de 3 à 28 c’est à dire de Albanie à Grèce</text:p>
        <text:p text:style-name="P21">// Une flotte va de 1 à 3 c’est à dire de Adriatique à Albanie</text:p>
        <text:p text:style-name="P21">// Le non respect de la symétrie est toléré mais fera l’objet de vérifications (il a plus de chances d’être le fruit d’une erreur que voulu mais en théorie il est possible)</text:p>
        <text:p text:style-name="P10"/>
        <text:p text:style-name="P13">// les éloignements (par rôle : par type d’unité : zone -&gt; valeur)</text:p>
        <text:p text:style-name="P7">Inutiles</text:p>
        <text:p text:style-name="P8"/>
        <text:p text:style-name="P6">Explications : un éloignement sert à réaliser les suppressions par défaut. C’est la plus petite distance entre une zone et le centre de départ du pays. </text:p>
        <text:p text:style-name="P2"><text:span text:style-name="T11">Important : </text:span><text:span text:style-name="T2">Cette partie </text:span><text:span text:style-name="T3">n’est pas à fournir puisqu’</text:span><text:span text:style-name="T2">un script se chargera de la calculer.</text:span></text:p>
        <text:p text:style-name="P16"/>
        <text:h text:style-name="Heading_20_2" text:outline-level="2"><text:bookmark-start text:name="__DdeLink__1148_2658031947"/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25">Éléments à placer sur le front end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18">Fournir u</text:span>n fichier de fond de carte nommé « map.png » sans aucune légende<text:span text:style-name="T21">.</text:span></text:p>
        <text:p text:style-name="P32">Les dimension doivent être « raisonnables » c’est à dire du même ordre de grandeur que les cartes déjà utilisées sur le site.</text:p>
        <text:p text:style-name="P31"><text:bookmark-start text:name="__DdeLink__1180_2092876568"/>Dans le fichier fond de carte, il est préférable que les centres soient repérés par un petit point </text:p>
        <text:p text:style-name="P31">Dans le fichier fond de carte, il est obligatoires que les zones des côtes spéciales soient matérialisées pas des ovales (tout polygone fermé fera l’affaire) </text:p>
        <text:p text:style-name="Standard"><text:bookmark-end text:name="__DdeLink__1180_2092876568"/><text:soft-page-break/>Les rôles étant numérotés de 0 (arbitre) à n (pour une variante à n joueurs), donc, <text:span text:style-name="T18">fournir </text:span>dans un répertoire nommé « roles » une image <text:span text:style-name="T18">jpg</text:span> de taille <text:span text:style-name="T18">environ </text:span>40 x 25 pixel pour chaque rôle, nommée « 0.png », « 1.png » etc…</text:p>
        <text:p text:style-name="Standard"><text:span text:style-name="T18">Fournir u</text:span>n fichier README contenant une petite phrase décrivant l’interface pour la variante</text:p>
        <text:p text:style-name="Standard">Un fichier « parameters.json » sur le modèle ci-dessous :</text:p>
        <text:p text:style-name="P16">{</text:p>
        <text:p text:style-name="P11"><text:bookmark-start text:name="__DdeLink__1166_2092876568"/>// <text:span text:style-name="T15">auteur de la carte</text:span></text:p>
        <text:p text:style-name="P18"><text:s text:c="4"/>"<text:span text:style-name="T15">auteur</text:span>": "<text:span text:style-name="T15">Tartempion</text:span><text:bookmark-start text:name="__DdeLink__1168_2092876568 Copy 1 Copy 1"/>"<text:bookmark-end text:name="__DdeLink__1168_2092876568 Copy 1 Copy 1"/><text:span text:style-name="T15">,</text:span></text:p>
        <text:p text:style-name="P34"><text:bookmark-end text:name="__DdeLink__1166_2092876568"/></text:p>
        <text:p text:style-name="P15"><text:bookmark-start text:name="__DdeLink__1164_2092876568"/>// dimensions du fond de carte (le fichier map.png)</text:p>
        <text:p text:style-name="P16"><text:s text:c="4"/>"map": {</text:p>
        <text:p text:style-name="P16"><text:bookmark-end text:name="__DdeLink__1164_2092876568"/><text:s text:c="8"/>"width": 812,</text:p>
        <text:p text:style-name="P16"><text:s text:c="8"/>"height": 718</text:p>
        <text:p text:style-name="P16"><text:s text:c="4"/>},</text:p>
        <text:p text:style-name="P9">// nom des régions (pas de raison de changer)</text:p>
        <text:p text:style-name="P16"><text:s text:c="4"/>"regions": {</text:p>
        <text:p text:style-name="P16"><text:s text:c="8"/>"1": {</text:p>
        <text:p text:style-name="P16"><text:s text:c="12"/>"name": "Cote"</text:p>
        <text:p text:style-name="P16"><text:s text:c="8"/>},</text:p>
        <text:p text:style-name="P16"><text:s text:c="8"/>"2": {</text:p>
        <text:p text:style-name="P16"><text:s text:c="12"/>"name": "Terre"</text:p>
        <text:p text:style-name="P16"><text:s text:c="8"/>},</text:p>
        <text:p text:style-name="P16"><text:s text:c="8"/>"3": {</text:p>
        <text:p text:style-name="P16"><text:s text:c="12"/>"name": "Mer"</text:p>
        <text:p text:style-name="P16"><text:s text:c="8"/>}</text:p>
        <text:p text:style-name="P16"><text:s text:c="4"/>},</text:p>
        <text:p text:style-name="P9">// nom des types d’unités (pas de raison de changer)</text:p>
        <text:p text:style-name="P16"><text:s text:c="4"/>"units": {</text:p>
        <text:p text:style-name="P16"><text:s text:c="8"/>"1": {</text:p>
        <text:p text:style-name="P16"><text:s text:c="12"/>"name": "Armee"</text:p>
        <text:p text:style-name="P16"><text:s text:c="8"/>},</text:p>
        <text:p text:style-name="P16"><text:s text:c="8"/>"2": {</text:p>
        <text:p text:style-name="P16"><text:s text:c="12"/>"name": "Flotte"</text:p>
        <text:p text:style-name="P16"><text:s text:c="8"/>}</text:p>
        <text:p text:style-name="P16"><text:s text:c="4"/>},</text:p>
        <text:p text:style-name="P2"><text:span text:style-name="T1">// information sur les rôles en commençant par l’arbitre - la première valeur du </text:span><text:span text:style-name="T10">composant</text:span><text:span text:style-name="T1"> couleur est pour l</text:span><text:span text:style-name="T10">’unité la deuxième est pour le fond de carte</text:span></text:p>
        <text:p text:style-name="P36">// les lettres suivantes sont à proscrire pour l’initiale d’un pays : P, p, O ety x</text:p>
        <text:p text:style-name="P36">// pas d’accents</text:p>
        <text:p text:style-name="P16"><text:s text:c="4"/>"roles": {</text:p>
        <text:p text:style-name="P16"><text:s text:c="8"/>"0": {</text:p>
        <text:p text:style-name="P16"><text:s text:c="12"/>"name": "Arbitre",</text:p>
        <text:p text:style-name="P16"><text:s text:c="12"/>"adjective_name": "Arbitre",</text:p>
        <text:p text:style-name="P16"><text:s text:c="12"/>"letter_name": "M",</text:p>
        <text:p text:style-name="P16"><text:s text:c="12"/>"red": [</text:p>
        <text:p text:style-name="P16"><text:s text:c="16"/>0,</text:p>
        <text:p text:style-name="P16"><text:s text:c="16"/>0</text:p>
        <text:p text:style-name="P16"><text:s text:c="12"/>],</text:p>
        <text:p text:style-name="P16"><text:s text:c="12"/>"green": [</text:p>
        <text:p text:style-name="P16"><text:s text:c="16"/>0,</text:p>
        <text:p text:style-name="P16"><text:soft-page-break/><text:s text:c="16"/>0</text:p>
        <text:p text:style-name="P16"><text:s text:c="12"/>],</text:p>
        <text:p text:style-name="P16"><text:s text:c="12"/>"blue": [</text:p>
        <text:p text:style-name="P16"><text:s text:c="16"/>0,</text:p>
        <text:p text:style-name="P16"><text:s text:c="16"/>0</text:p>
        <text:p text:style-name="P16"><text:s text:c="12"/>]</text:p>
        <text:p text:style-name="P16"><text:s text:c="8"/>},</text:p>
        <text:p text:style-name="P16"><text:s text:c="8"/>"1": {</text:p>
        <text:p text:style-name="P16"><text:s text:c="12"/>"name": "Angleterre",</text:p>
        <text:p text:style-name="P16"><text:s text:c="12"/>"adjective_name": "anglais",</text:p>
        <text:p text:style-name="P16"><text:s text:c="12"/>"letter_name": "E",</text:p>
        <text:p text:style-name="P16"><text:s text:c="12"/>"red": [</text:p>
        <text:p text:style-name="P16"><text:s text:c="16"/>47,</text:p>
        <text:p text:style-name="P16"><text:s text:c="16"/>131</text:p>
        <text:p text:style-name="P16"><text:s text:c="12"/>],</text:p>
        <text:p text:style-name="P16"><text:s text:c="12"/>"green": [</text:p>
        <text:p text:style-name="P16"><text:s text:c="16"/>138,</text:p>
        <text:p text:style-name="P16"><text:s text:c="16"/>185</text:p>
        <text:p text:style-name="P16"><text:s text:c="12"/>],</text:p>
        <text:p text:style-name="P16"><text:s text:c="12"/>"blue": [</text:p>
        <text:p text:style-name="P16"><text:s text:c="16"/>170,</text:p>
        <text:p text:style-name="P16"><text:s text:c="16"/>204</text:p>
        <text:p text:style-name="P16"><text:s text:c="12"/>]</text:p>
        <text:p text:style-name="P16"><text:s text:c="8"/>},</text:p>
        <text:p text:style-name="P9">// nom des types de côtes (pas de raison de changer, éventuellement ajouter « co »)</text:p>
        <text:p text:style-name="P16"><text:s text:c="4"/>"coasts": {</text:p>
        <text:p text:style-name="P16"><text:s text:c="8"/>"1": {</text:p>
        <text:p text:style-name="P16"><text:s text:c="12"/>"name": "ce"</text:p>
        <text:p text:style-name="P16"><text:s text:c="8"/>},</text:p>
        <text:p text:style-name="P16"><text:s text:c="8"/>"2": {</text:p>
        <text:p text:style-name="P16"><text:s text:c="12"/>"name": "cn"</text:p>
        <text:p text:style-name="P16"><text:s text:c="8"/>},</text:p>
        <text:p text:style-name="P16"><text:s text:c="8"/>"3": {</text:p>
        <text:p text:style-name="P16"><text:s text:c="12"/>"name": "cs"</text:p>
        <text:p text:style-name="P16"><text:s text:c="8"/>}</text:p>
        <text:p text:style-name="P16"><text:s text:c="4"/>},</text:p>
        <text:p text:style-name="P9">// information sur les zones (nom court, nom long, position unité, position légende)</text:p>
        <text:p text:style-name="P9">// une zone normale</text:p>
        <text:p text:style-name="P16"><text:s text:c="4"/>"zones": {</text:p>
        <text:p text:style-name="P16"><text:s text:c="8"/>"1": {</text:p>
        <text:p text:style-name="P16"><text:s text:c="12"/>"name": "Adr",</text:p>
        <text:p text:style-name="P16"><text:s text:c="12"/>"full_name": "Mer Adriatique",</text:p>
        <text:p text:style-name="P16"><text:s text:c="12"/>"x_pos": 466,</text:p>
        <text:p text:style-name="P16"><text:s text:c="12"/>"y_pos": 568,</text:p>
        <text:p text:style-name="P16"><text:s text:c="12"/>"x_legend_pos": 466,</text:p>
        <text:p text:style-name="P16"><text:s text:c="12"/>"y_legend_pos": 554</text:p>
        <text:p text:style-name="P16"><text:s text:c="8"/>},</text:p>
        <text:p text:style-name="P9">// une zone côtière</text:p>
        <text:p text:style-name="P16"><text:s text:c="8"/>"76": {</text:p>
        <text:p text:style-name="P16"><text:s text:c="12"/>"name": "",</text:p>
        <text:p text:style-name="P16"><text:s text:c="12"/>"full_name": "",</text:p>
        <text:p text:style-name="P16"><text:s text:c="12"/>"x_pos": 591,</text:p>
        <text:p text:style-name="P16"><text:s text:c="12"/>"y_pos": 527,</text:p>
        <text:p text:style-name="P16"><text:s text:c="12"/>"x_legend_pos": 591,</text:p>
        <text:p text:style-name="P16"><text:soft-page-break/><text:s text:c="12"/>"y_legend_pos": 513</text:p>
        <text:p text:style-name="P16"><text:s text:c="8"/>},</text:p>
        <text:p text:style-name="P9">// position des centres</text:p>
        <text:p text:style-name="P16"><text:s text:c="4"/>"centers": {</text:p>
        <text:p text:style-name="P16"><text:s text:c="8"/>"1": {</text:p>
        <text:p text:style-name="P16"><text:s text:c="12"/>"x_pos": 673,</text:p>
        <text:p text:style-name="P16"><text:s text:c="12"/>"y_pos": 554</text:p>
        <text:p text:style-name="P16"><text:s text:c="8"/>},</text:p>
        <text:p text:style-name="P9">// noms des saisons (pas de raison de changer)</text:p>
        <text:p text:style-name="P16"><text:s text:c="4"/>"seasons": {</text:p>
        <text:p text:style-name="P16"><text:s text:c="8"/>"1": {</text:p>
        <text:p text:style-name="P16"><text:s text:c="12"/>"name": "Printemps"</text:p>
        <text:p text:style-name="P16"><text:s text:c="8"/>},</text:p>
        <text:p text:style-name="P16"><text:s text:c="8"/>"2": {</text:p>
        <text:p text:style-name="P16"><text:s text:c="12"/>"name": "Ete"</text:p>
        <text:p text:style-name="P16"><text:s text:c="8"/>},</text:p>
        <text:p text:style-name="P16"><text:s text:c="8"/>"3": {</text:p>
        <text:p text:style-name="P16"><text:s text:c="12"/>"name": "Automne"</text:p>
        <text:p text:style-name="P16"><text:s text:c="8"/>},</text:p>
        <text:p text:style-name="P16"><text:s text:c="8"/>"4": {</text:p>
        <text:p text:style-name="P16"><text:s text:c="12"/>"name": "Hiver"</text:p>
        <text:p text:style-name="P16"><text:s text:c="8"/>},</text:p>
        <text:p text:style-name="P16"><text:s text:c="8"/>"5": {</text:p>
        <text:p text:style-name="P16"><text:s text:c="12"/>"name": "Ajustements"</text:p>
        <text:p text:style-name="P16"><text:s text:c="8"/>}</text:p>
        <text:p text:style-name="P16"><text:s text:c="4"/>},</text:p>
        <text:p text:style-name="P9">// noms des ordres (pas de raison de changer)</text:p>
        <text:p text:style-name="P16"><text:s text:c="4"/>"orders": {</text:p>
        <text:p text:style-name="P16"><text:s text:c="8"/>"1": {</text:p>
        <text:p text:style-name="P16"><text:s text:c="12"/>"name": "Attaquer"</text:p>
        <text:p text:style-name="P16"><text:s text:c="8"/>},</text:p>
        <text:p text:style-name="P16"><text:s text:c="8"/>"2": {</text:p>
        <text:p text:style-name="P16"><text:s text:c="12"/>"name": "Soutenir offensivement"</text:p>
        <text:p text:style-name="P16"><text:s text:c="8"/>},</text:p>
        <text:p text:style-name="P16"><text:s text:c="8"/>"3": {</text:p>
        <text:p text:style-name="P16"><text:s text:c="12"/>"name": "Soutenir defensivement"</text:p>
        <text:p text:style-name="P16"><text:s text:c="8"/>},</text:p>
        <text:p text:style-name="P16"><text:s text:c="8"/>"4": {</text:p>
        <text:p text:style-name="P16"><text:s text:c="12"/>"name": "Tenir"</text:p>
        <text:p text:style-name="P16"><text:s text:c="8"/>},</text:p>
        <text:p text:style-name="P16"><text:s text:c="8"/>"5": {</text:p>
        <text:p text:style-name="P16"><text:s text:c="12"/>"name": "Convoyer"</text:p>
        <text:p text:style-name="P16"><text:s text:c="8"/>},</text:p>
        <text:p text:style-name="P16"><text:s text:c="8"/>"6": {</text:p>
        <text:p text:style-name="P16"><text:s text:c="12"/>"name": "Retraiter"</text:p>
        <text:p text:style-name="P16"><text:s text:c="8"/>},</text:p>
        <text:p text:style-name="P16"><text:s text:c="8"/>"7": {</text:p>
        <text:p text:style-name="P16"><text:s text:c="12"/>"name": "Disperser"</text:p>
        <text:p text:style-name="P16"><text:s text:c="8"/>},</text:p>
        <text:p text:style-name="P16"><text:s text:c="8"/>"8": {</text:p>
        <text:p text:style-name="P16"><text:s text:c="12"/>"name": "Construire"</text:p>
        <text:p text:style-name="P16"><text:s text:c="8"/>},</text:p>
        <text:p text:style-name="P16"><text:s text:c="8"/>"9": {</text:p>
        <text:p text:style-name="P16"><text:s text:c="12"/>"name": "Supprimer"</text:p>
        <text:p text:style-name="P16"><text:s text:c="8"/>}</text:p>
        <text:p text:style-name="P16"><text:s text:c="4"/>},</text:p>
        <text:p text:style-name="P22"><text:soft-page-break/>// zones cliquables – ne pas oublier les zones côtières qui peuvent être incluses dans une autre zone)</text:p>
        <text:p text:style-name="P16"><text:s text:c="4"/>"zone_areas": {</text:p>
        <text:p text:style-name="P16"><text:s text:c="8"/>"1": {</text:p>
        <text:p text:style-name="P16"><text:s text:c="12"/>"area": [</text:p>
        <text:p text:style-name="P16"><text:s text:c="16"/>[</text:p>
        <text:p text:style-name="P16"><text:s text:c="20"/>500,</text:p>
        <text:p text:style-name="P16"><text:s text:c="20"/>593</text:p>
        <text:p text:style-name="P16"><text:s text:c="16"/>],</text:p>
        <text:p text:style-name="P16"><text:s text:c="16"/>[</text:p>
        <text:p text:style-name="P16"><text:s text:c="20"/>497,</text:p>
        <text:p text:style-name="P16"><text:s text:c="20"/>592</text:p>
        <text:p text:style-name="P16"><text:s text:c="16"/>],</text:p>
        <text:p text:style-name="P16"><text:s text:c="16"/>[</text:p>
        <text:p text:style-name="P16"><text:s text:c="20"/>493,</text:p>
        <text:p text:style-name="P16"><text:s text:c="20"/>592</text:p>
        <text:p text:style-name="P16"><text:s text:c="16"/>],</text:p>
        <text:h text:style-name="P27" text:outline-level="2"><text:span text:style-name="T14">De plus</text:span><text:span text:style-name="T16"> il faut :</text:span></text:h>
        <text:p text:style-name="P28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26">Un fichier <text:span text:style-name="T20">description.odt </text:span>décrivant la variante de manière précise et succincte (au format ODT par exemple) qui sera mis en ligne et servira de référence<text:span text:style-name="T19">. Se limiter à ce qui différencie la variante de la version standard.</text:span>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09-04T19:00:21.917172110</dc:date>
    <meta:editing-duration>PT27M45S</meta:editing-duration>
    <meta:editing-cycles>13</meta:editing-cycles>
    <meta:document-statistic meta:table-count="4" meta:image-count="0" meta:object-count="0" meta:page-count="8" meta:paragraph-count="456" meta:word-count="1472" meta:character-count="9527" meta:non-whitespace-character-count="6035"/>
  </office:meta>
</office:document-meta>
</file>